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4_12-33-42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4_18-31-36_000.jpg</text:p>
          </table:table-cell>
          <table:table-cell table:style-name="ce25" office:value-type="string">
            <text:p>:m 東和 PHOTO / 201225f / 大口駅 / ガーラ横浜大口Ⅱ / １名 / 橘設備工業所（藤木組） / 資料：交通</text:p>
          </table:table-cell>
          <table:table-cell table:style-name="ce4"/>
          <table:table-cell table:style-name="ce4"/>
          <table:table-cell table:style-name="ce4" office:value-type="string">
            <text:p>N-35-35-28.601074 E-139-34-48.995361</text:p>
          </table:table-cell>
          <table:table-cell table:style-name="ce34" table:formula="of:=IF([.E3]=&quot;&quot;;[.C3];CONCATENATE([.C3];&quot; / &quot;;[.E3]))" office:value-type="string" office:string-value=":m 東和 PHOTO / 201225f / 大口駅 / ガーラ横浜大口Ⅱ / １名 / 橘設備工業所（藤木組） / 資料：交通">
            <text:p>:m 東和 PHOTO / 201225f / 大口駅 / ガーラ横浜大口Ⅱ / １名 / 橘設備工業所（藤木組） / 資料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4_18-32-04_000.jpg</text:p>
          </table:table-cell>
          <table:table-cell table:style-name="ce25" office:value-type="string">
            <text:p>:m 東和 PHOTO / 201225f / 大口駅 / ガーラ横浜大口Ⅱ / １名 / 橘設備工業所（藤木組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4" table:formula="of:=IF([.E4]=&quot;&quot;;[.C4];CONCATENATE([.C4];&quot; / &quot;;[.E4]))" office:value-type="string" office:string-value=":m 東和 PHOTO / 201225f / 大口駅 / ガーラ横浜大口Ⅱ / １名 / 橘設備工業所（藤木組） / 資料：スケジュール">
            <text:p>:m 東和 PHOTO / 201225f / 大口駅 / ガーラ横浜大口Ⅱ / １名 / 橘設備工業所（藤木組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4_18-32-42_000.jpg</text:p>
          </table:table-cell>
          <table:table-cell table:style-name="ce25" office:value-type="string">
            <text:p>:m 東和 PHOTO / 201225f / 大口駅 / ガーラ横浜大口Ⅱ / １名 / 橘設備工業所（藤木組） / 資料：地図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5]=&quot;&quot;;[.C5];CONCATENATE([.C5];&quot; / &quot;;[.E5]))" office:value-type="string" office:string-value=":m 東和 PHOTO / 201225f / 大口駅 / ガーラ横浜大口Ⅱ / １名 / 橘設備工業所（藤木組） / 資料：地図">
            <text:p>:m 東和 PHOTO / 201225f / 大口駅 / ガーラ横浜大口Ⅱ / １名 / 橘設備工業所（藤木組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4_18-33-37_000.jpg</text:p>
          </table:table-cell>
          <table:table-cell table:style-name="ce25" office:value-type="string">
            <text:p>:m 東和 PHOTO / 201225f / 大口駅 / ガーラ横浜大口Ⅱ / １名 / 橘設備工業所（藤木組） / 資料：天気</text:p>
          </table:table-cell>
          <table:table-cell table:style-name="ce16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4" table:formula="of:=IF([.E6]=&quot;&quot;;[.C6];CONCATENATE([.C6];&quot; / &quot;;[.E6]))" office:value-type="string" office:string-value=":m 東和 PHOTO / 201225f / 大口駅 / ガーラ横浜大口Ⅱ / １名 / 橘設備工業所（藤木組） / 資料：天気">
            <text:p>:m 東和 PHOTO / 201225f / 大口駅 / ガーラ横浜大口Ⅱ / １名 / 橘設備工業所（藤木組） / 資料：天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4_18-42-02_000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6"/>
          <table:table-cell table:style-name="ce4"/>
          <table:table-cell table:style-name="ce4"/>
          <table:table-cell table:style-name="ce34" table:formula="of:=IF([.E7]=&quot;&quot;;[.C7];CONCATENATE([.C7];&quot; / &quot;;[.E7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24_18-42-02_001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24_18-42-08_000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24_18-42-08_001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24_18-42-08_002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6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4_18-42-15_000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24_20-28-53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4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24_21-18-33_000.jpg</text:p>
          </table:table-cell>
          <table:table-cell table:style-name="ce18" office:value-type="string">
            <text:p>:m 記録 / 食べたもの：お菓子類</text:p>
          </table:table-cell>
          <table:table-cell table:style-name="ce18"/>
          <table:table-cell table:style-name="ce4"/>
          <table:table-cell table:style-name="ce4" office:value-type="string">
            <text:p>N-35-35-28.436279 E-139-34-49.874267</text:p>
          </table:table-cell>
          <table:table-cell table:style-name="ce34" table:formula="of:=IF([.E14]=&quot;&quot;;[.C14];CONCATENATE([.C14];&quot; / &quot;;[.E14]))" office:value-type="string" office:string-value=":m 記録 / 食べたもの：お菓子類">
            <text:p>:m 記録 / 食べたもの：お菓子類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24_22-41-39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24_23-28-56_000.jpg</text:p>
          </table:table-cell>
          <table:table-cell table:style-name="ce19" office:value-type="string">
            <text:p>:m :PHOTO 起きた時刻（夜中） / </text:p>
          </table:table-cell>
          <table:table-cell table:style-name="ce16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6]=&quot;&quot;;[.C16];CONCATENATE([.C16];&quot; / &quot;;[.E16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25_01-09-39_000.jpg</text:p>
          </table:table-cell>
          <table:table-cell table:style-name="ce19" office:value-type="string">
            <text:p>:m :PHOTO 起きた時刻（夜中） / 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7]=&quot;&quot;;[.C17];CONCATENATE([.C17];&quot; / &quot;;[.E1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2-25_04-06-24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504943 E-139-34-48.940429</text:p>
          </table:table-cell>
          <table:table-cell table:style-name="ce34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2-25_05-26-01_000.jpg</text:p>
          </table:table-cell>
          <table:table-cell table:style-name="ce25" office:value-type="string">
            <text:p>:m 東和 PHOTO / 201225f / 大口駅 / ガーラ横浜大口Ⅱ / １名 / 橘設備工業所（藤木組） / 出発時間 / N-35-35-28.381347 E-139-34-49.764404</text:p>
          </table:table-cell>
          <table:table-cell table:style-name="ce17"/>
          <table:table-cell table:style-name="ce4" table:formula="of:=[.F19]" office:value-type="string" office:string-value="N-35-35-28.381347 E-139-34-49.764404">
            <text:p>N-35-35-28.381347 E-139-34-49.764404</text:p>
          </table:table-cell>
          <table:table-cell table:style-name="ce4" office:value-type="string">
            <text:p>N-35-35-28.381347 E-139-34-49.764404</text:p>
          </table:table-cell>
          <table:table-cell table:style-name="ce34" table:formula="of:=IF([.E19]=&quot;&quot;;[.C19];CONCATENATE([.C19];&quot; / &quot;;[.E19]))" office:value-type="string" office:string-value=":m 東和 PHOTO / 201225f / 大口駅 / ガーラ横浜大口Ⅱ / １名 / 橘設備工業所（藤木組） / 出発時間 / N-35-35-28.381347 E-139-34-49.764404 / N-35-35-28.381347 E-139-34-49.764404">
            <text:p>:m 東和 PHOTO / 201225f / 大口駅 / ガーラ横浜大口Ⅱ / １名 / 橘設備工業所（藤木組） / 出発時間 / N-35-35-28.381347 E-139-34-49.764404 / N-35-35-28.381347 E-139-34-49.76440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25_07-07-51_000.jpg</text:p>
          </table:table-cell>
          <table:table-cell table:style-name="ce25" office:value-type="string">
            <text:p>:m 東和 PHOTO / 201225f / 大口駅 / ガーラ横浜大口Ⅱ / １名 / 橘設備工業所（藤木組） / 現場状況 / N-35-29-27.219543 E-139-38-36.577148</text:p>
          </table:table-cell>
          <table:table-cell table:style-name="ce18"/>
          <table:table-cell table:style-name="ce4" table:formula="of:=[.F20]" office:value-type="string" office:string-value="N-35-29-27.219543 E-139-38-36.577148">
            <text:p>N-35-29-27.219543 E-139-38-36.577148</text:p>
          </table:table-cell>
          <table:table-cell table:style-name="ce4" office:value-type="string">
            <text:p>N-35-29-27.219543 E-139-38-36.577148</text:p>
          </table:table-cell>
          <table:table-cell table:style-name="ce34" table:formula="of:=IF([.E20]=&quot;&quot;;[.C20];CONCATENATE([.C20];&quot; / &quot;;[.E20]))" office:value-type="string" office:string-value=":m 東和 PHOTO / 201225f / 大口駅 / ガーラ横浜大口Ⅱ / １名 / 橘設備工業所（藤木組） / 現場状況 / N-35-29-27.219543 E-139-38-36.577148 / N-35-29-27.219543 E-139-38-36.577148">
            <text:p>:m 東和 PHOTO / 201225f / 大口駅 / ガーラ横浜大口Ⅱ / １名 / 橘設備工業所（藤木組） / 現場状況 / N-35-29-27.219543 E-139-38-36.577148 / N-35-29-27.219543 E-139-38-36.5771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2-25_07-07-53_000.jpg</text:p>
          </table:table-cell>
          <table:table-cell table:style-name="ce25" office:value-type="string">
            <text:p>:m 東和 PHOTO / 201225f / 大口駅 / ガーラ横浜大口Ⅱ / １名 / 橘設備工業所（藤木組） / 現場状況 / N-35-29-27.219543 E-139-38-36.577148</text:p>
          </table:table-cell>
          <table:table-cell table:style-name="ce16"/>
          <table:table-cell table:style-name="ce4" table:formula="of:=[.F21]" office:value-type="string" office:string-value="N-35-29-27.219543 E-139-38-36.577148">
            <text:p>N-35-29-27.219543 E-139-38-36.577148</text:p>
          </table:table-cell>
          <table:table-cell table:style-name="ce4" office:value-type="string">
            <text:p>N-35-29-27.219543 E-139-38-36.577148</text:p>
          </table:table-cell>
          <table:table-cell table:style-name="ce34" table:formula="of:=IF([.E21]=&quot;&quot;;[.C21];CONCATENATE([.C21];&quot; / &quot;;[.E21]))" office:value-type="string" office:string-value=":m 東和 PHOTO / 201225f / 大口駅 / ガーラ横浜大口Ⅱ / １名 / 橘設備工業所（藤木組） / 現場状況 / N-35-29-27.219543 E-139-38-36.577148 / N-35-29-27.219543 E-139-38-36.577148">
            <text:p>:m 東和 PHOTO / 201225f / 大口駅 / ガーラ横浜大口Ⅱ / １名 / 橘設備工業所（藤木組） / 現場状況 / N-35-29-27.219543 E-139-38-36.577148 / N-35-29-27.219543 E-139-38-36.5771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2-25_07-07-56_000.jpg</text:p>
          </table:table-cell>
          <table:table-cell table:style-name="ce25" office:value-type="string">
            <text:p>:m 東和 PHOTO / 201225f / 大口駅 / ガーラ横浜大口Ⅱ / １名 / 橘設備工業所（藤木組） / 現場状況 / N-35-29-27.219543 E-139-38-36.577148</text:p>
          </table:table-cell>
          <table:table-cell table:style-name="ce16"/>
          <table:table-cell table:style-name="ce4" table:formula="of:=[.F22]" office:value-type="string" office:string-value="N-35-29-27.219543 E-139-38-36.577148">
            <text:p>N-35-29-27.219543 E-139-38-36.577148</text:p>
          </table:table-cell>
          <table:table-cell table:style-name="ce4" office:value-type="string">
            <text:p>N-35-29-27.219543 E-139-38-36.577148</text:p>
          </table:table-cell>
          <table:table-cell table:style-name="ce34" table:formula="of:=IF([.E22]=&quot;&quot;;[.C22];CONCATENATE([.C22];&quot; / &quot;;[.E22]))" office:value-type="string" office:string-value=":m 東和 PHOTO / 201225f / 大口駅 / ガーラ横浜大口Ⅱ / １名 / 橘設備工業所（藤木組） / 現場状況 / N-35-29-27.219543 E-139-38-36.577148 / N-35-29-27.219543 E-139-38-36.577148">
            <text:p>:m 東和 PHOTO / 201225f / 大口駅 / ガーラ横浜大口Ⅱ / １名 / 橘設備工業所（藤木組） / 現場状況 / N-35-29-27.219543 E-139-38-36.577148 / N-35-29-27.219543 E-139-38-36.5771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2-25_07-08-01_000.jpg</text:p>
          </table:table-cell>
          <table:table-cell table:style-name="ce25" office:value-type="string">
            <text:p>:m 東和 PHOTO / 201225f / 大口駅 / ガーラ横浜大口Ⅱ / １名 / 橘設備工業所（藤木組） / 現場状況 / N-35-29-27.219543 E-139-38-36.577148</text:p>
          </table:table-cell>
          <table:table-cell table:style-name="ce23"/>
          <table:table-cell table:style-name="ce4" table:formula="of:=[.F23]" office:value-type="string" office:string-value="N-35-29-27.219543 E-139-38-36.577148">
            <text:p>N-35-29-27.219543 E-139-38-36.577148</text:p>
          </table:table-cell>
          <table:table-cell table:style-name="ce4" office:value-type="string">
            <text:p>N-35-29-27.219543 E-139-38-36.577148</text:p>
          </table:table-cell>
          <table:table-cell table:style-name="ce34" table:formula="of:=IF([.E23]=&quot;&quot;;[.C23];CONCATENATE([.C23];&quot; / &quot;;[.E23]))" office:value-type="string" office:string-value=":m 東和 PHOTO / 201225f / 大口駅 / ガーラ横浜大口Ⅱ / １名 / 橘設備工業所（藤木組） / 現場状況 / N-35-29-27.219543 E-139-38-36.577148 / N-35-29-27.219543 E-139-38-36.577148">
            <text:p>:m 東和 PHOTO / 201225f / 大口駅 / ガーラ横浜大口Ⅱ / １名 / 橘設備工業所（藤木組） / 現場状況 / N-35-29-27.219543 E-139-38-36.577148 / N-35-29-27.219543 E-139-38-36.5771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2-25_19-25-12_000.jpg</text:p>
          </table:table-cell>
          <table:table-cell table:style-name="ce25" office:value-type="string">
            <text:p>:m 東和 PHOTO / 201225f / 大口駅 / ガーラ横浜大口Ⅱ / １名 / 橘設備工業所（藤木組） / 指示書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m 東和 PHOTO / 201225f / 大口駅 / ガーラ横浜大口Ⅱ / １名 / 橘設備工業所（藤木組） / 指示書">
            <text:p>:m 東和 PHOTO / 201225f / 大口駅 / ガーラ横浜大口Ⅱ / １名 / 橘設備工業所（藤木組） / 指示書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2-25_22-21-28_000.jpg</text:p>
          </table:table-cell>
          <table:table-cell table:style-name="ce18" office:value-type="string">
            <text:p>:m 記録 / 食べたもの：お菓子類</text:p>
          </table:table-cell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m 記録 / 食べたもの：お菓子類">
            <text:p>:m 記録 / 食べたもの：お菓子類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2-25_23-55-03_000.jpg</text:p>
          </table:table-cell>
          <table:table-cell table:style-name="ce19" office:value-type="string">
            <text:p>:m :th 1-2*2 / 日本の自称「知識人」たち自身が、研究の対象；「改宗の進軍が…」という心理そのものが、対象；「私は梨花女子大の出身で、梨花女子大は、韓国のハーバードで…」という、信仰そのものが、研究の対象；capitalismを、現代の病の１つに数え上げながら、その直後に、bestsellerになってね！と言い切れる。２つの発言どうしの、関係 ||| :m it-is-sober,real,true:自分の本当の姿を目にするのは ||| :m :th / 私はそれを、「探求」したいのか？NO：私はそれを、「解明」したい</text:p>
          </table:table-cell>
          <table:table-cell table:style-name="ce16"/>
          <table:table-cell table:style-name="ce4"/>
          <table:table-cell table:style-name="ce4" office:value-type="string">
            <text:p>N-35-35-28.408813 E-139-34-49.654541</text:p>
          </table:table-cell>
          <table:table-cell table:style-name="ce34" table:formula="of:=IF([.E26]=&quot;&quot;;[.C26];CONCATENATE([.C26];&quot; / &quot;;[.E26]))" office:value-type="string" office:string-value=":m :th 1-2*2 / 日本の自称「知識人」たち自身が、研究の対象；「改宗の進軍が…」という心理そのものが、対象；「私は梨花女子大の出身で、梨花女子大は、韓国のハーバードで…」という、信仰そのものが、研究の対象；capitalismを、現代の病の１つに数え上げながら、その直後に、bestsellerになってね！と言い切れる。２つの発言どうしの、関係 ||| :m it-is-sober,real,true:自分の本当の姿を目にするのは ||| :m :th / 私はそれを、「探求」したいのか？NO：私はそれを、「解明」したい">
            <text:p>:m :th 1-2*2 / 日本の自称「知識人」たち自身が、研究の対象；「改宗の進軍が…」という心理そのものが、対象；「私は梨花女子大の出身で、梨花女子大は、韓国のハーバードで…」という、信仰そのものが、研究の対象；capitalismを、現代の病の１つに数え上げながら、その直後に、bestsellerになってね！と言い切れる。２つの発言どうしの、関係 ||| :m it-is-sober,real,true:自分の本当の姿を目にするのは ||| :m :th / 私はそれを、「探求」したいのか？NO：私はそれを、「解明」したい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2-26_01-04-22_000.jpg</text:p>
          </table:table-cell>
          <table:table-cell table:style-name="ce19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4" table:formula="of:=IF([.E27]=&quot;&quot;;[.C27];CONCATENATE([.C27];&quot; / &quot;;[.E27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2-26_01-04-31_000.jpg</text:p>
          </table:table-cell>
          <table:table-cell table:style-name="ce18" office:value-type="string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18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4" table:formula="of:=IF([.E28]=&quot;&quot;;[.C28];CONCATENATE([.C28];&quot; / &quot;;[.E28]))" office:value-type="string" office:string-value=":PHOTO 記録 / 経過記録；作ったもの / food=焼酎漬け / material=セージ：１パック；liquor=麦焼酎:200ml,time=1221-0009,container=silver-cap /// liquor=麦焼酎:100ml,time=1221-2354,other=既存取り出し；焼酎追加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2-26_12-01-10_000.jpg</text:p>
          </table:table-cell>
          <table:table-cell table:style-name="ce16" office:value-type="string">
            <text:p>:m :PHOTO 起きた時刻 / 2020</text:p>
          </table:table-cell>
          <table:table-cell table:style-name="ce8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4" table:formula="of:=IF([.E29]=&quot;&quot;;[.C29];CONCATENATE([.C29];&quot; / &quot;;[.E29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2-26_12-09-00_000.jpg</text:p>
          </table:table-cell>
          <table:table-cell table:style-name="ce16" office:value-type="string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17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30]=&quot;&quot;;[.C30];CONCATENATE([.C30];&quot; / &quot;;[.E30]))" office:value-type="string" office:string-value=":PHOTO 記録 / 経過記録；作ったもの / food=焼酎漬け / material=ニンニク；liquor=麦焼酎:200ml,time=1216-0005,container=silver-cap,other=小瓶に移した後：切片から、もやもやした物質が漂い出ている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2-26_12-09-07_000.jpg</text:p>
          </table:table-cell>
          <table:table-cell table:style-name="ce16" office:value-type="string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17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31]=&quot;&quot;;[.C31];CONCATENATE([.C31];&quot; / &quot;;[.E31]))" office:value-type="string" office:string-value=":PHOTO 記録 / 経過記録；作ったもの / food=焼酎漬け / material=ニンニク；liquor=麦焼酎:200ml,time=1216-0005,container=silver-cap,other=小瓶に移した後：切片から、もやもやした物質が漂い出ている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2-26_12-09-29_000.jpg</text:p>
          </table:table-cell>
          <table:table-cell table:style-name="ce16" office:value-type="string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32]=&quot;&quot;;[.C32];CONCATENATE([.C32];&quot; / &quot;;[.E32]))" office:value-type="string" office:string-value=":PHOTO 記録 / 経過記録；作ったもの / food=焼酎漬け / material=ニンニク；liquor=麦焼酎:200ml,time=1216-0005,container=silver-cap,other=小瓶に移した後：切片から、もやもやした物質が漂い出ている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2-26_12-10-16_000.jpg</text:p>
          </table:table-cell>
          <table:table-cell table:style-name="ce16" office:value-type="string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3]=&quot;&quot;;[.C33];CONCATENATE([.C33];&quot; / &quot;;[.E33]))" office:value-type="string" office:string-value=":PHOTO 記録 / 経過記録；作ったもの / food=焼酎漬け / material=ニンニク；liquor=麦焼酎:200ml,time=1216-0005,container=silver-cap,other=小瓶に移した後：切片から、もやもやした物質が漂い出ている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2-26_13-03-01_000.jpg</text:p>
          </table:table-cell>
          <table:table-cell table:style-name="ce16" office:value-type="string">
            <text:p>:m 見た夢 / ミーがダンプに轢かれている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34]=&quot;&quot;;[.C34];CONCATENATE([.C34];&quot; / &quot;;[.E34]))" office:value-type="string" office:string-value=":m 見た夢 / ミーがダンプに轢かれている">
            <text:p>:m 見た夢 / ミーがダンプに轢かれ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2-26_13-23-07_000.jpg</text:p>
          </table:table-cell>
          <table:table-cell table:style-name="ce19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35]=&quot;&quot;;[.C35];CONCATENATE([.C35];&quot; / &quot;;[.E3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2-26_13-23-37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36]=&quot;&quot;;[.C36];CONCATENATE([.C36];&quot; / &quot;;[.E36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2-26_13-24-03_000.jpg</text:p>
          </table:table-cell>
          <table:table-cell table:style-name="ce19" office:value-type="string">
            <text:p>-*</text:p>
          </table:table-cell>
          <table:table-cell table:style-name="ce16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4" table:formula="of:=IF([.E37]=&quot;&quot;;[.C37];CONCATENATE([.C37];&quot; / &quot;;[.E37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2-26_13-24-26_000.jpg</text:p>
          </table:table-cell>
          <table:table-cell table:style-name="ce19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38]=&quot;&quot;;[.C38];CONCATENATE([.C38];&quot; / &quot;;[.E38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2-26_13-24-50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4" table:formula="of:=IF([.E39]=&quot;&quot;;[.C39];CONCATENATE([.C39];&quot; / &quot;;[.E39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2-26_13-25-10_000.jpg</text:p>
          </table:table-cell>
          <table:table-cell table:style-name="ce19" office:value-type="string">
            <text:p>-*</text:p>
          </table:table-cell>
          <table:table-cell table:style-name="ce16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4" table:formula="of:=IF([.E40]=&quot;&quot;;[.C40];CONCATENATE([.C40];&quot; / &quot;;[.E40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5_07-10-17_000.mp4</text:p>
          </table:table-cell>
          <table:table-cell table:style-name="ce8" office:value-type="string">
            <text:p>:VIDEO / @東和現場 / 記録 / diary / about=東和現場；風景；スラブ；打設前 / t=早朝 / place=大口</text:p>
          </table:table-cell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string" office:string-value=":VIDEO / @東和現場 / 記録 / diary / about=東和現場；風景；スラブ；打設前 / t=早朝 / place=大口">
            <text:p>:VIDEO / @東和現場 / 記録 / diary / about=東和現場；風景；スラブ；打設前 / t=早朝 / place=大口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2020/12/26</text:date>, <text:time>14:3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6T14:35:49.59</dc:date>
    <dc:creator>iwabuchi ken</dc:creator>
    <meta:editing-duration>P29DT17H13M35S</meta:editing-duration>
    <meta:editing-cycles>11065</meta:editing-cycles>
    <meta:document-statistic meta:table-count="1" meta:cell-count="528" meta:object-count="0"/>
  </office:meta>
</office:document-meta>
</file>